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use-window-font-color="true" style:font-name="Courier" fo:font-size="13pt" style:font-name-asian="Courier" style:font-size-asian="13pt" style:font-name-complex="Courier" style:font-size-complex="13pt"/>
    </style:style>
    <style:style style:name="P2" style:family="paragraph" style:parent-style-name="Standard">
      <style:paragraph-properties style:text-autospace="none"/>
      <style:text-properties style:use-window-font-color="true" style:font-name="Courier" fo:font-size="13pt" style:font-name-asian="Courier" style:font-size-asian="13pt" style:font-name-complex="Courier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0"/>The Apache Software Foundation</text:p>
      <text:p text:style-name="P1"><text:s text:c="5"/>Individual Contributor License Agreement ("Agreement") V2.0</text:p>
      <text:p text:style-name="P1"><text:s text:c="19"/>http://www.apache.org/licenses/</text:p>
      <text:p text:style-name="P1"/>
      <text:p text:style-name="P1">Thank you for your interest in The Apache Software Foundation (the</text:p>
      <text:p text:style-name="P1">"Foundation"). In order to clarify the intellectual property license</text:p>
      <text:p text:style-name="P1">granted with Contributions from any person or entity, the Foundation</text:p>
      <text:p text:style-name="P1">must have a Contributor License Agreement ("CLA") on file that has</text:p>
      <text:p text:style-name="P1">been signed by each Contributor, indicating agreement to the license</text:p>
      <text:p text:style-name="P1">terms below. This license is for your protection as a Contributor as</text:p>
      <text:p text:style-name="P1">well as the protection of the Foundation and its users; it does not</text:p>
      <text:p text:style-name="P1">change your rights to use your own Contributions for any other</text:p>
      <text:p text:style-name="P1">purpose. <text:s/>If you have not already done so, please complete and send an</text:p>
      <text:p text:style-name="P1">original signed Agreement to The Apache Software Foundation, Dept. 9660,</text:p>
      <text:p text:style-name="P1">Los Angeles, CA 90084-9660, U.S.A. If necessary, you may send it by</text:p>
      <text:p text:style-name="P1">facsimile to the Foundation at +1-919-573-9199. Please read this</text:p>
      <text:p text:style-name="P1">document carefully before signing and keep a copy for your records.</text:p>
      <text:p text:style-name="P1"/>
      <text:p text:style-name="P1"><text:s text:c="2"/>Full name: ____________________________ <text:s/>E-Mail: <text:s text:c="3"/>___________________</text:p>
      <text:p text:style-name="P1"/>
      <text:p text:style-name="P1"><text:s text:c="2"/>Mailing Address: ______________________ <text:s/>Telephone: ___________________</text:p>
      <text:p text:style-name="P1"/>
      <text:p text:style-name="P1"><text:s text:c="2"/>_______________________________________ <text:s/>Facsimile: ___________________</text:p>
      <text:p text:style-name="P1"/>
      <text:p text:style-name="P1"><text:s text:c="2"/>_______________________________________ <text:s/>Country: <text:s text:c="2"/>___________________</text:p>
      <text:p text:style-name="P1"/>
      <text:p text:style-name="P1">You accept and agree to the following terms and conditions for Your</text:p>
      <text:p text:style-name="P1">present and future Contributions submitted to the Foundation. In</text:p>
      <text:p text:style-name="P1">return, the Foundation shall not use Your Contributions in a way that</text:p>
      <text:p text:style-name="P1">is contrary to the public benefit or inconsistent with its nonprofit</text:p>
      <text:p text:style-name="P1">status and bylaws in effect at the time of the Contribution. Except</text:p>
      <text:p text:style-name="P1">for the license granted herein to the Foundation and recipients of</text:p>
      <text:p text:style-name="P1">software distributed by the Foundation, You reserve all right, title,</text:p>
      <text:p text:style-name="P1">and interest in and to Your Contributions.</text:p>
      <text:p text:style-name="P1"/>
      <text:p text:style-name="P1">1. Definitions.</text:p>
      <text:p text:style-name="P1"/>
      <text:p text:style-name="P1"><text:s text:c="3"/>"You" (or "Your") shall mean the copyright owner or legal entity</text:p>
      <text:p text:style-name="P1"><text:s text:c="3"/>authorized by the copyright owner that is making this Agreement</text:p>
      <text:p text:style-name="P1"><text:s text:c="3"/>with the Foundation. For legal entities, the entity making a</text:p>
      <text:p text:style-name="P1"><text:s text:c="3"/>Contribution and all other entities that control, are controlled</text:p>
      <text:p text:style-name="P1"><text:s text:c="3"/>by, or are under common control with that entity are considered to</text:p>
      <text:p text:style-name="P1"><text:s text:c="3"/>be a single Contributor. For the purposes of this definition,</text:p>
      <text:p text:style-name="P1"><text:s text:c="3"/>"control" means (i) the power, direct or indirect, to cause the</text:p>
      <text:p text:style-name="P1"><text:s text:c="3"/>direction or management of such entity, whether by contract or</text:p>
      <text:p text:style-name="P1"><text:s text:c="3"/>otherwise, or (ii) ownership of fifty percent (50%) or more of the</text:p>
      <text:p text:style-name="P1"><text:s text:c="3"/>outstanding shares, or (iii) beneficial ownership of such entity.</text:p>
      <text:p text:style-name="P1"/>
      <text:p text:style-name="P1"><text:s text:c="3"/>"Contribution" shall mean any original work of authorship,</text:p>
      <text:p text:style-name="P1"><text:s text:c="3"/>including any modifications or additions to an existing work, that</text:p>
      <text:p text:style-name="P1"><text:s text:c="3"/>is intentionally submitted by You to the Foundation for inclusion</text:p>
      <text:p text:style-name="P1"><text:s text:c="3"/>in, or documentation of, any of the products owned or managed by</text:p>
      <text:p text:style-name="P1"><text:s text:c="3"/>the Foundation (the "Work"). For the purposes of this definition,</text:p>
      <text:p text:style-name="P1"><text:s text:c="3"/>"submitted" means any form of electronic, verbal, or written</text:p>
      <text:p text:style-name="P1"><text:s text:c="3"/>communication sent to the Foundation or its representatives,</text:p>
      <text:p text:style-name="P1"><text:s text:c="3"/>including but not limited to communication on electronic mailing</text:p>
      <text:p text:style-name="P1"><text:s text:c="3"/>lists, source code control systems, and issue tracking systems that</text:p>
      <text:p text:style-name="P1"><text:s text:c="3"/>are managed by, or on behalf of, the Foundation for the purpose of</text:p>
      <text:p text:style-name="P1"><text:s text:c="3"/>discussing and improving the Work, but excluding communication that</text:p>
      <text:p text:style-name="P1"><text:s text:c="3"/>is conspicuously marked or otherwise designated in writing by You</text:p>
      <text:p text:style-name="P1"><text:s text:c="3"/>as "Not a Contribution."</text:p>
      <text:p text:style-name="P1"/>
      <text:p text:style-name="P1">2. Grant of Copyright License. Subject to the terms and conditions of</text:p>
      <text:p text:style-name="P1"><text:s text:c="3"/>this Agreement, You hereby grant to the Foundation and to</text:p>
      <text:p text:style-name="P1"><text:s text:c="3"/>recipients of software distributed by the Foundation a perpetual,</text:p>
      <text:p text:style-name="P1"><text:s text:c="3"/>worldwide, non-exclusive, no-charge, royalty-free, irrevocable</text:p>
      <text:p text:style-name="P1"><text:s text:c="3"/>copyright license to reproduce, prepare derivative works of,</text:p>
      <text:p text:style-name="P1"><text:s text:c="3"/>publicly display, publicly perform, sublicense, and distribute Your</text:p>
      <text:p text:style-name="P1"><text:s text:c="3"/>Contributions and such derivative works.</text:p>
      <text:p text:style-name="P1"/>
      <text:p text:style-name="P1">3. Grant of Patent License. Subject to the terms and conditions of</text:p>
      <text:p text:style-name="P1"><text:s text:c="3"/>this Agreement, You hereby grant to the Foundation and to</text:p>
      <text:p text:style-name="P1"><text:s text:c="3"/>recipients of software distributed by the Foundation a perpetual,</text:p>
      <text:p text:style-name="P1"><text:s text:c="3"/>worldwide, non-exclusive, no-charge, royalty-free, irrevocable</text:p>
      <text:p text:style-name="P1"><text:s text:c="3"/>(except as stated in this section) patent license to make, have</text:p>
      <text:p text:style-name="P1"><text:s text:c="3"/>made, use, offer to sell, sell, import, and otherwise transfer the</text:p>
      <text:p text:style-name="P1"><text:s text:c="3"/>Work, where such license applies only to those patent claims</text:p>
      <text:p text:style-name="P1"><text:s text:c="3"/>licensable by You that are necessarily infringed by Your</text:p>
      <text:p text:style-name="P1"><text:s text:c="3"/>Contribution(s) alone or by combination of Your Contribution(s)</text:p>
      <text:p text:style-name="P1"><text:s text:c="3"/>with the Work to which such Contribution(s) was submitted. If any</text:p>
      <text:p text:style-name="P1"><text:s text:c="3"/>entity institutes patent litigation against You or any other entity</text:p>
      <text:p text:style-name="P1"><text:s text:c="3"/>(including a cross-claim or counterclaim in a lawsuit) alleging</text:p>
      <text:p text:style-name="P1"><text:s text:c="3"/>that your Contribution, or the Work to which you have contributed,</text:p>
      <text:p text:style-name="P1"><text:s text:c="3"/>constitutes direct or contributory patent infringement, then any</text:p>
      <text:p text:style-name="P1"><text:s text:c="3"/>patent licenses granted to that entity under this Agreement for</text:p>
      <text:p text:style-name="P1"><text:s text:c="3"/>that Contribution or Work shall terminate as of the date such</text:p>
      <text:p text:style-name="P1"><text:s text:c="3"/>litigation is filed.</text:p>
      <text:p text:style-name="P1"/>
      <text:p text:style-name="P1">4. You represent that you are legally entitled to grant the above</text:p>
      <text:p text:style-name="P1"><text:s text:c="3"/>license. If your employer(s) has rights to intellectual property</text:p>
      <text:p text:style-name="P1"><text:s text:c="3"/>that you create that includes your Contributions, you represent</text:p>
      <text:p text:style-name="P1"><text:s text:c="3"/>that you have received permission to make Contributions on behalf</text:p>
      <text:p text:style-name="P1"><text:s text:c="3"/>of that employer, that your employer has waived such rights for</text:p>
      <text:p text:style-name="P1"><text:s text:c="3"/>your Contributions to the Foundation, or that your employer has</text:p>
      <text:p text:style-name="P1"><text:s text:c="3"/>executed a separate Corporate CLA with the Foundation.</text:p>
      <text:p text:style-name="P1"/>
      <text:p text:style-name="P1">5. You represent that each of Your Contributions is Your original</text:p>
      <text:p text:style-name="P1"><text:s text:c="3"/>creation (see section 7 for submissions on behalf of others). <text:s/>You</text:p>
      <text:p text:style-name="P1"><text:s text:c="3"/>represent that Your Contribution submissions include complete</text:p>
      <text:p text:style-name="P1"><text:s text:c="3"/>details of any third-party license or other restriction (including,</text:p>
      <text:p text:style-name="P1"><text:s text:c="3"/>but not limited to, related patents and trademarks) of which you</text:p>
      <text:p text:style-name="P1"><text:s text:c="3"/>are personally aware and which are associated with any part of Your</text:p>
      <text:p text:style-name="P1"><text:s text:c="3"/>Contributions.</text:p>
      <text:p text:style-name="P1"/>
      <text:p text:style-name="P1">6. You are not expected to provide support for Your Contributions,</text:p>
      <text:p text:style-name="P1"><text:s text:c="3"/>except to the extent You desire to provide support. You may provide</text:p>
      <text:p text:style-name="P1"><text:s text:c="3"/>support for free, for a fee, or not at all. Unless required by</text:p>
      <text:p text:style-name="P1"><text:s text:c="3"/>applicable law or agreed to in writing, You provide Your</text:p>
      <text:p text:style-name="P1"><text:s text:c="3"/>Contributions on an "AS IS" BASIS, WITHOUT WARRANTIES OR CONDITIONS</text:p>
      <text:p text:style-name="P1"><text:s text:c="3"/>OF ANY KIND, either express or implied, including, without</text:p>
      <text:p text:style-name="P1"><text:s text:c="3"/>limitation, any warranties or conditions of TITLE, NON-</text:p>
      <text:p text:style-name="P1"><text:s text:c="3"/>INFRINGEMENT, MERCHANTABILITY, or FITNESS FOR A PARTICULAR PURPOSE.</text:p>
      <text:p text:style-name="P1"/>
      <text:p text:style-name="P1">7. Should You wish to submit work that is not Your original creation,</text:p>
      <text:p text:style-name="P1"><text:s text:c="3"/>You may submit it to the Foundation separately from any</text:p>
      <text:p text:style-name="P1"><text:s text:c="3"/>Contribution, identifying the complete details of its source and of</text:p>
      <text:p text:style-name="P1"><text:s text:c="3"/>any license or other restriction (including, but not limited to,</text:p>
      <text:p text:style-name="P1"><text:s text:c="3"/>related patents, trademarks, and license agreements) of which you</text:p>
      <text:p text:style-name="P1"><text:s text:c="3"/>are personally aware, and conspicuously marking the work as</text:p>
      <text:p text:style-name="P1"><text:s text:c="3"/>"Submitted on behalf of a third-party: [named here]".</text:p>
      <text:p text:style-name="P1"/>
      <text:p text:style-name="P1">8. You agree to notify the Foundation of any facts or circumstances of</text:p>
      <text:p text:style-name="P1"><text:s text:c="3"/>which you become aware that would make these representations</text:p>
      <text:p text:style-name="P1"><text:s text:c="3"/>inaccurate in any respect.</text:p>
      <text:p text:style-name="P1"/>
      <text:p text:style-name="P1"/>
      <text:p text:style-name="P2">Please sign: __________________________________ Date: 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initial-creator>Jan Dockx</meta:initial-creator>
    <meta:creation-date>2008-07-01T16:11:34</meta:creation-date>
    <dc:creator>Jan Dockx</dc:creator>
    <dc:date>2008-07-01T16:47:06</dc:date>
    <dc:language>nl-BE</dc:language>
    <meta:editing-cycles>3</meta:editing-cycles>
    <meta:editing-duration>PT26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109" meta:word-count="1018" meta:character-count="6941"/>
  </office:meta>
</office:document-meta>
</file>